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4DB0A9C11DD563D7C21.png" manifest:media-type="image/png"/>
  <manifest:file-entry manifest:full-path="Pictures/10000000000003E80000066D83B88664FA4166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07f6" officeooo:paragraph-rsid="00189866"/>
    </style:style>
    <style:style style:name="P2" style:family="paragraph" style:parent-style-name="Text_20_body">
      <style:text-properties style:text-underline-style="none" officeooo:rsid="001de494" officeooo:paragraph-rsid="002461d1"/>
    </style:style>
    <style:style style:name="P3" style:family="paragraph" style:parent-style-name="Heading_20_1">
      <style:text-properties style:text-underline-style="solid" style:text-underline-width="auto" style:text-underline-color="font-color" officeooo:rsid="00272359" officeooo:paragraph-rsid="00272359"/>
    </style:style>
    <style:style style:name="P4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707f6" officeooo:paragraph-rsid="001de494"/>
    </style:style>
    <style:style style:name="P5" style:family="paragraph" style:parent-style-name="Heading_20_2"/>
    <style:style style:name="T1" style:family="text">
      <style:text-properties officeooo:rsid="00172ce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2ce8"/>
    </style:style>
    <style:style style:name="T4" style:family="text">
      <style:text-properties style:text-underline-style="none" officeooo:rsid="00189866"/>
    </style:style>
    <style:style style:name="T5" style:family="text">
      <style:text-properties style:text-underline-style="none" officeooo:rsid="001d28f4"/>
    </style:style>
    <style:style style:name="T6" style:family="text">
      <style:text-properties style:text-underline-style="none" officeooo:rsid="00272359"/>
    </style:style>
    <style:style style:name="T7" style:family="text">
      <style:text-properties officeooo:rsid="001de494"/>
    </style:style>
    <style:style style:name="T8" style:family="text">
      <style:text-properties officeooo:rsid="001f3172"/>
    </style:style>
    <style:style style:name="T9" style:family="text">
      <style:text-properties officeooo:rsid="001fcbdf"/>
    </style:style>
    <style:style style:name="T10" style:family="text">
      <style:text-properties officeooo:rsid="001fce5b"/>
    </style:style>
    <style:style style:name="T11" style:family="text">
      <style:text-properties officeooo:rsid="0022a420"/>
    </style:style>
    <style:style style:name="T12" style:family="text">
      <style:text-properties officeooo:rsid="0022e2de"/>
    </style:style>
    <style:style style:name="T13" style:family="text">
      <style:text-properties officeooo:rsid="002461d1"/>
    </style:style>
    <style:style style:name="T14" style:family="text">
      <style:text-properties officeooo:rsid="00267a53"/>
    </style:style>
    <style:style style:name="T15" style:family="text">
      <style:text-properties officeooo:rsid="00285cbb"/>
    </style:style>
    <style:style style:name="T16" style:family="text">
      <style:text-properties officeooo:rsid="002a4b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ercero: Supersumadora</text:h>
      <text:p text:style-name="P1"><text:span text:style-name="T2"><text:line-break/></text:span><draw:frame draw:style-name="fr2" draw:name="Imagen1" text:anchor-type="char" svg:width="12.501cm" svg:height="15.536cm" draw:z-index="0"><draw:image xlink:href="Pictures/10000000000003E8000004DB0A9C11DD563D7C21.png" xlink:type="simple" xlink:show="embed" xlink:actuate="onLoad" draw:mime-type="image/png"/></draw:frame></text:p>
      <text:h text:style-name="P4" text:outline-level="1"><text:span text:style-name="T7">Octavo</text:span>: <text:span text:style-name="T7">Media2</text:span></text:h>
      <text:p text:style-name="P2"><draw:frame draw:style-name="fr1" draw:name="Imagen2" text:anchor-type="char" svg:width="12.638cm" svg:height="20.791cm" draw:z-index="1"><draw:image xlink:href="Pictures/10000000000003E80000066D83B88664FA4166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a4b1d"/>
    </style:style>
    <style:style style:name="MT2" style:family="text">
      <style:text-properties officeooo:rsid="00172c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ema 1: Desarrollo de Software.<text:tab/> <text:s text:c="12"/>Boletín 1: <text:span text:style-name="MT1">Diagramas</text:span> I<text:span text:style-name="MT2">I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1:56:58.787000000</meta:creation-date>
    <dc:date>2022-11-18T20:17:23.665000000</dc:date>
    <meta:editing-duration>PT1H3M57S</meta:editing-duration>
    <meta:editing-cycles>20</meta:editing-cycles>
    <meta:generator>LibreOffice/7.1.7.2$Windows_X86_64 LibreOffice_project/c6a4e3954236145e2acb0b65f68614365aeee33f</meta:generator>
    <meta:document-statistic meta:table-count="0" meta:image-count="2" meta:object-count="0" meta:page-count="2" meta:paragraph-count="4" meta:word-count="13" meta:character-count="105" meta:non-whitespace-character-count="81"/>
  </office:meta>
</office:document-meta>
</file>